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3e0734b000" style:family="table" style:master-page-name="ta-mp-0x7f3e0734b000">
      <style:table-properties table:display="true" style:writing-mode="lr-tb"/>
    </style:style>
    <style:style style:name="ta-0x7f3e0734b1f0" style:family="table" style:master-page-name="ta-mp-0x7f3e0734b1f0">
      <style:table-properties table:display="true" style:writing-mode="lr-tb"/>
    </style:style>
    <style:style style:name="ta-0x7f3e0734b3e0" style:family="table" style:master-page-name="ta-mp-0x7f3e0734b3e0">
      <style:table-properties table:display="true" style:writing-mode="lr-tb"/>
    </style:style>
    <style:style style:name="ta-0x7f3e0734b5d0" style:family="table" style:master-page-name="ta-mp-0x7f3e0734b5d0">
      <style:table-properties table:display="true" style:writing-mode="lr-tb"/>
    </style:style>
    <style:style style:name="ta-0x7f3e0734b7c0" style:family="table" style:master-page-name="ta-mp-0x7f3e0734b7c0">
      <style:table-properties table:display="true" style:writing-mode="lr-tb"/>
    </style:style>
    <style:style style:name="ta-0x7f3e0734b9b0" style:family="table" style:master-page-name="ta-mp-0x7f3e0734b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e073f08a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09c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0af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0c1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0d4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07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808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e073f0f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eff6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06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0e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809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e073f10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14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17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11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155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18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1b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ef4f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01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19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80a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e073f1c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1f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23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1d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20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24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26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ef74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ef6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25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80b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e073f27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2b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2e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29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2c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2f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32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052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ef9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31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80c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e163efa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efe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f01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efb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eff5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f02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f05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f008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efd1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f03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07380e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e163f06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f09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f0d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f07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f0a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e163f0e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08.75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/>
    <style:style style:name="AROW-2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3e07398e3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3e073fab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3e073ff4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3e0734b000" table:print="false">
        <office:forms form:automatic-focus="false" form:apply-design-mode="false">
          <form:form/>
        </office:forms>
        <table:table-column table:default-cell-style-name="ACE-0x7f3e073f0778" table:style-name="ACOL-1"/>
        <table:table-column table:style-name="ACOL-0" table:number-columns-repeated="127"/>
        <table:table-row table:style-name="AROW-0">
          <table:table-cell table:style-name="ACE-0x7f3e073f08a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3e073f09c8" table:content-validation-name="VAL-0x7f3e07398e3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3e073f0af0" table:content-validation-name="VAL-0x7f3e073fab50" office:value-type="string">
            <text:p>login</text:p>
          </table:table-cell>
          <table:table-cell table:number-columns-repeated="127" table:style-name="Gnumeric-default"/>
        </table:table-row>
        <table:table-row table:style-name="AROW-0">
          <table:table-cell table:style-name="ACE-0x7f3e073f0c18" table:content-validation-name="VAL-0x7f3e073ff410" office:value-type="string">
            <text:p>verifyCategoryCancelLink</text:p>
          </table:table-cell>
          <table:table-cell table:number-columns-repeated="127" table:style-name="Gnumeric-default"/>
        </table:table-row>
        <table:table-row table:style-name="AROW-0">
          <table:table-cell table:style-name="ACE-0x7f3e073f0d4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1048568">
          <table:table-cell table:number-columns-repeated="128"/>
        </table:table-row>
        <table:table-row table:style-name="AROW-0" table:number-rows-repeated="3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3e0734b1f0" table:print="false">
        <office:forms form:automatic-focus="false" form:apply-design-mode="false">
          <form:form/>
        </office:forms>
        <table:table-column table:default-cell-style-name="ACE-0x7f3e073f0e68" table:style-name="ACOL-3"/>
        <table:table-column table:default-cell-style-name="ACE-0x7f3e073f0e68" table:style-name="ACOL-4"/>
        <table:table-column table:default-cell-style-name="ACE-0x7f3e073f0e68" table:style-name="ACOL-5"/>
        <table:table-column table:default-cell-style-name="ACE-0x7f3e073f0e68" table:style-name="ACOL-6"/>
        <table:table-column table:default-cell-style-name="ACE-0x7f3e073f0e68" table:style-name="ACOL-7" table:number-columns-repeated="2"/>
        <table:table-column table:default-cell-style-name="ACE-0x7f3e073f0e68" table:style-name="ACOL-8"/>
        <table:table-column table:default-cell-style-name="ACE-0x7f3e073f0e68" table:style-name="ACOL-9"/>
        <table:table-column table:default-cell-style-name="ACE-0x7f3e07380970" table:style-name="ACOL-0" table:number-columns-repeated="120"/>
        <table:table-row table:style-name="AROW-0">
          <table:table-cell table:style-name="ACE-0x7f3e073f0f90" office:value-type="string">
            <text:p>User Name</text:p>
          </table:table-cell>
          <table:table-cell table:style-name="ACE-0x7f3e073f10b8" office:value-type="string">
            <text:p>Password</text:p>
          </table:table-cell>
          <table:table-cell table:style-name="ACE-0x7f3e073f11e0" office:value-type="string">
            <text:p>SearchTextName</text:p>
          </table:table-cell>
          <table:table-cell table:number-columns-repeated="5" table:style-name="ACE-0x7f3e073f0e68"/>
          <table:table-cell table:number-columns-repeated="120" table:style-name="ACE-0x7f3e07380970"/>
        </table:table-row>
        <table:table-row table:style-name="AROW-0">
          <table:table-cell table:style-name="ACE-0x7f3e073eff60" office:value-type="string">
            <text:p>testshopclue@sc.com</text:p>
          </table:table-cell>
          <table:table-cell table:style-name="ACE-0x7f3e073f1430" office:value-type="float" office:value="123456">
            <text:p>123456</text:p>
          </table:table-cell>
          <table:table-cell table:style-name="ACE-0x7f3e073f1558" office:value-type="string">
            <text:p>Shirt</text:p>
          </table:table-cell>
          <table:table-cell table:number-columns-repeated="5" table:style-name="ACE-0x7f3e073f0e68"/>
          <table:table-cell table:number-columns-repeated="120" table:style-name="ACE-0x7f3e07380970"/>
        </table:table-row>
        <table:table-row table:style-name="AROW-0">
          <table:table-cell table:style-name="ACE-0x7f3e073f0650" office:value-type="string">
            <text:p>testshopclue@sc.com</text:p>
          </table:table-cell>
          <table:table-cell table:style-name="ACE-0x7f3e073f17a8" office:value-type="float" office:value="123456">
            <text:p>123456</text:p>
          </table:table-cell>
          <table:table-cell table:style-name="ACE-0x7f3e073f18d0"/>
          <table:table-cell table:number-columns-repeated="5" table:style-name="ACE-0x7f3e073f0e68"/>
          <table:table-cell table:number-columns-repeated="120" table:style-name="ACE-0x7f3e0738097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3e0738097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3e0734b3e0" table:print="false">
        <office:forms form:automatic-focus="false" form:apply-design-mode="false">
          <form:form/>
        </office:forms>
        <table:table-column table:default-cell-style-name="ACE-0x7f3e073f19f8" table:style-name="ACOL-3"/>
        <table:table-column table:default-cell-style-name="ACE-0x7f3e073f19f8" table:style-name="ACOL-4"/>
        <table:table-column table:default-cell-style-name="ACE-0x7f3e073f19f8" table:style-name="ACOL-5"/>
        <table:table-column table:default-cell-style-name="ACE-0x7f3e073f19f8" table:style-name="ACOL-6"/>
        <table:table-column table:default-cell-style-name="ACE-0x7f3e073f19f8" table:style-name="ACOL-7" table:number-columns-repeated="2"/>
        <table:table-column table:default-cell-style-name="ACE-0x7f3e073f19f8" table:style-name="ACOL-8"/>
        <table:table-column table:default-cell-style-name="ACE-0x7f3e073f19f8" table:style-name="ACOL-9"/>
        <table:table-column table:default-cell-style-name="ACE-0x7f3e07380a98" table:style-name="ACOL-0" table:number-columns-repeated="120"/>
        <table:table-row table:style-name="AROW-0">
          <table:table-cell table:style-name="ACE-0x7f3e073f1b20" office:value-type="string">
            <text:p>User Name</text:p>
          </table:table-cell>
          <table:table-cell table:style-name="ACE-0x7f3e073f1c48" office:value-type="string">
            <text:p>Password</text:p>
          </table:table-cell>
          <table:table-cell table:style-name="ACE-0x7f3e073f1d70" office:value-type="string">
            <text:p>SearchTextName</text:p>
          </table:table-cell>
          <table:table-cell table:number-columns-repeated="5" table:style-name="ACE-0x7f3e073f19f8"/>
          <table:table-cell table:number-columns-repeated="120" table:style-name="ACE-0x7f3e07380a98"/>
        </table:table-row>
        <table:table-row table:style-name="AROW-0">
          <table:table-cell table:style-name="ACE-0x7f3e073ef4f8" office:value-type="string">
            <text:p>testshopclue@sc.com</text:p>
          </table:table-cell>
          <table:table-cell table:style-name="ACE-0x7f3e073f1fc0" office:value-type="float" office:value="123456">
            <text:p>123456</text:p>
          </table:table-cell>
          <table:table-cell table:style-name="ACE-0x7f3e073f20e8" office:value-type="string">
            <text:p>Shirt</text:p>
          </table:table-cell>
          <table:table-cell table:number-columns-repeated="5" table:style-name="ACE-0x7f3e073f19f8"/>
          <table:table-cell table:number-columns-repeated="120" table:style-name="ACE-0x7f3e07380a98"/>
        </table:table-row>
        <table:table-row table:style-name="AROW-0">
          <table:table-cell table:style-name="ACE-0x7f3e073f01b0" office:value-type="string">
            <text:p>testshopclue@sc.com</text:p>
          </table:table-cell>
          <table:table-cell table:style-name="ACE-0x7f3e073f2338" office:value-type="float" office:value="123456">
            <text:p>123456</text:p>
          </table:table-cell>
          <table:table-cell table:style-name="ACE-0x7f3e073f2460"/>
          <table:table-cell table:number-columns-repeated="5" table:style-name="ACE-0x7f3e073f19f8"/>
          <table:table-cell table:number-columns-repeated="120" table:style-name="ACE-0x7f3e07380a9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3e07380a9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3e0734b5d0" table:print="false">
        <office:forms form:automatic-focus="false" form:apply-design-mode="false">
          <form:form/>
        </office:forms>
        <table:table-column table:default-cell-style-name="ACE-0x7f3e073f2588" table:style-name="ACOL-3"/>
        <table:table-column table:default-cell-style-name="ACE-0x7f3e073f2588" table:style-name="ACOL-4"/>
        <table:table-column table:default-cell-style-name="ACE-0x7f3e073f2588" table:style-name="ACOL-5"/>
        <table:table-column table:default-cell-style-name="ACE-0x7f3e073f2588" table:style-name="ACOL-6"/>
        <table:table-column table:default-cell-style-name="ACE-0x7f3e073f2588" table:style-name="ACOL-7" table:number-columns-repeated="2"/>
        <table:table-column table:default-cell-style-name="ACE-0x7f3e073f2588" table:style-name="ACOL-8"/>
        <table:table-column table:default-cell-style-name="ACE-0x7f3e073f2588" table:style-name="ACOL-9"/>
        <table:table-column table:default-cell-style-name="ACE-0x7f3e07380bc0" table:style-name="ACOL-0" table:number-columns-repeated="120"/>
        <table:table-row table:style-name="AROW-0">
          <table:table-cell table:style-name="ACE-0x7f3e073f26b0" office:value-type="string">
            <text:p>User Name</text:p>
          </table:table-cell>
          <table:table-cell table:style-name="ACE-0x7f3e073f27d8" office:value-type="string">
            <text:p>Password</text:p>
          </table:table-cell>
          <table:table-cell table:style-name="ACE-0x7f3e073f2900" office:value-type="string">
            <text:p>SearchTextName</text:p>
          </table:table-cell>
          <table:table-cell table:number-columns-repeated="5" table:style-name="ACE-0x7f3e073f2588"/>
          <table:table-cell table:number-columns-repeated="120" table:style-name="ACE-0x7f3e07380bc0"/>
        </table:table-row>
        <table:table-row table:style-name="AROW-0">
          <table:table-cell table:style-name="ACE-0x7f3e073ef748" office:value-type="string">
            <text:p>testshopclue@sc.com</text:p>
          </table:table-cell>
          <table:table-cell table:style-name="ACE-0x7f3e073f2b50" office:value-type="float" office:value="123456">
            <text:p>123456</text:p>
          </table:table-cell>
          <table:table-cell table:style-name="ACE-0x7f3e073f2c78" office:value-type="string">
            <text:p>Shirt</text:p>
          </table:table-cell>
          <table:table-cell table:number-columns-repeated="5" table:style-name="ACE-0x7f3e073f2588"/>
          <table:table-cell table:number-columns-repeated="120" table:style-name="ACE-0x7f3e07380bc0"/>
        </table:table-row>
        <table:table-row table:style-name="AROW-0">
          <table:table-cell table:style-name="ACE-0x7f3e073ef620" office:value-type="string">
            <text:p>testshopclue@sc.com</text:p>
          </table:table-cell>
          <table:table-cell table:style-name="ACE-0x7f3e073f2ec8" office:value-type="float" office:value="123456">
            <text:p>123456</text:p>
          </table:table-cell>
          <table:table-cell table:style-name="ACE-0x7f3e073f2ff0"/>
          <table:table-cell table:number-columns-repeated="5" table:style-name="ACE-0x7f3e073f2588"/>
          <table:table-cell table:number-columns-repeated="120" table:style-name="ACE-0x7f3e07380bc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3e07380bc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3e0734b7c0" table:print="false">
        <office:forms form:automatic-focus="false" form:apply-design-mode="false">
          <form:form/>
        </office:forms>
        <table:table-column table:default-cell-style-name="ACE-0x7f3e073f3118" table:style-name="ACOL-3"/>
        <table:table-column table:default-cell-style-name="ACE-0x7f3e073f3118" table:style-name="ACOL-4"/>
        <table:table-column table:default-cell-style-name="ACE-0x7f3e073f3118" table:style-name="ACOL-5"/>
        <table:table-column table:default-cell-style-name="ACE-0x7f3e073f3118" table:style-name="ACOL-6"/>
        <table:table-column table:default-cell-style-name="ACE-0x7f3e073f3118" table:style-name="ACOL-7" table:number-columns-repeated="2"/>
        <table:table-column table:default-cell-style-name="ACE-0x7f3e073f3118" table:style-name="ACOL-8"/>
        <table:table-column table:default-cell-style-name="ACE-0x7f3e073f3118" table:style-name="ACOL-9"/>
        <table:table-column table:default-cell-style-name="ACE-0x7f3e07380ce8" table:style-name="ACOL-0" table:number-columns-repeated="120"/>
        <table:table-row table:style-name="AROW-0">
          <table:table-cell table:style-name="ACE-0x7f3e073f3240" office:value-type="string">
            <text:p>User Name</text:p>
          </table:table-cell>
          <table:table-cell table:style-name="ACE-0x7f3e163efab8" office:value-type="string">
            <text:p>Password</text:p>
          </table:table-cell>
          <table:table-cell table:style-name="ACE-0x7f3e163efbe0" office:value-type="string">
            <text:p>SearchTextName</text:p>
          </table:table-cell>
          <table:table-cell table:number-columns-repeated="5" table:style-name="ACE-0x7f3e073f3118"/>
          <table:table-cell table:number-columns-repeated="120" table:style-name="ACE-0x7f3e07380ce8"/>
        </table:table-row>
        <table:table-row table:style-name="AROW-0">
          <table:table-cell table:style-name="ACE-0x7f3e073f0528" office:value-type="string">
            <text:p>testshopclue@sc.com</text:p>
          </table:table-cell>
          <table:table-cell table:style-name="ACE-0x7f3e163efe30" office:value-type="float" office:value="123456">
            <text:p>123456</text:p>
          </table:table-cell>
          <table:table-cell table:style-name="ACE-0x7f3e163eff58" office:value-type="string">
            <text:p>Shirt</text:p>
          </table:table-cell>
          <table:table-cell table:number-columns-repeated="5" table:style-name="ACE-0x7f3e073f3118"/>
          <table:table-cell table:number-columns-repeated="120" table:style-name="ACE-0x7f3e07380ce8"/>
        </table:table-row>
        <table:table-row table:style-name="AROW-0">
          <table:table-cell table:style-name="ACE-0x7f3e073ef998" office:value-type="string">
            <text:p>testshopclue@sc.com</text:p>
          </table:table-cell>
          <table:table-cell table:style-name="ACE-0x7f3e163f01a8" office:value-type="float" office:value="123456">
            <text:p>123456</text:p>
          </table:table-cell>
          <table:table-cell table:style-name="ACE-0x7f3e163f02d0"/>
          <table:table-cell table:number-columns-repeated="5" table:style-name="ACE-0x7f3e073f3118"/>
          <table:table-cell table:number-columns-repeated="120" table:style-name="ACE-0x7f3e07380ce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3e07380ce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3e0734b9b0" table:print="false">
        <office:forms form:automatic-focus="false" form:apply-design-mode="false">
          <form:form/>
        </office:forms>
        <table:table-column table:default-cell-style-name="ACE-0x7f3e163f03f8" table:style-name="ACOL-3"/>
        <table:table-column table:default-cell-style-name="ACE-0x7f3e163f03f8" table:style-name="ACOL-4"/>
        <table:table-column table:default-cell-style-name="ACE-0x7f3e163f03f8" table:style-name="ACOL-5"/>
        <table:table-column table:default-cell-style-name="ACE-0x7f3e163f03f8" table:style-name="ACOL-6"/>
        <table:table-column table:default-cell-style-name="ACE-0x7f3e163f03f8" table:style-name="ACOL-7" table:number-columns-repeated="2"/>
        <table:table-column table:default-cell-style-name="ACE-0x7f3e163f03f8" table:style-name="ACOL-8"/>
        <table:table-column table:default-cell-style-name="ACE-0x7f3e163f03f8" table:style-name="ACOL-9"/>
        <table:table-column table:default-cell-style-name="ACE-0x7f3e07380e10" table:style-name="ACOL-0" table:number-columns-repeated="120"/>
        <table:table-row table:style-name="AROW-0">
          <table:table-cell table:style-name="ACE-0x7f3e163f0520" office:value-type="string">
            <text:p>User Name</text:p>
          </table:table-cell>
          <table:table-cell table:style-name="ACE-0x7f3e163f0648" office:value-type="string">
            <text:p>Password</text:p>
          </table:table-cell>
          <table:table-cell table:style-name="ACE-0x7f3e163f0770" office:value-type="string">
            <text:p>SearchTextName</text:p>
          </table:table-cell>
          <table:table-cell table:number-columns-repeated="5" table:style-name="ACE-0x7f3e163f03f8"/>
          <table:table-cell table:number-columns-repeated="120" table:style-name="ACE-0x7f3e07380e10"/>
        </table:table-row>
        <table:table-row table:style-name="AROW-0">
          <table:table-cell table:style-name="ACE-0x7f3e073f0088" office:value-type="string">
            <text:p>testshopclue@sc.com</text:p>
          </table:table-cell>
          <table:table-cell table:style-name="ACE-0x7f3e163f09c0" office:value-type="float" office:value="123456">
            <text:p>123456</text:p>
          </table:table-cell>
          <table:table-cell table:style-name="ACE-0x7f3e163f0ae8" office:value-type="string">
            <text:p>Shirt</text:p>
          </table:table-cell>
          <table:table-cell table:number-columns-repeated="5" table:style-name="ACE-0x7f3e163f03f8"/>
          <table:table-cell table:number-columns-repeated="120" table:style-name="ACE-0x7f3e07380e10"/>
        </table:table-row>
        <table:table-row table:style-name="AROW-0">
          <table:table-cell table:style-name="ACE-0x7f3e073efd10" office:value-type="string">
            <text:p>testshopclue@sc.com</text:p>
          </table:table-cell>
          <table:table-cell table:style-name="ACE-0x7f3e163f0d38" office:value-type="float" office:value="123456">
            <text:p>123456</text:p>
          </table:table-cell>
          <table:table-cell table:style-name="ACE-0x7f3e163f0e60"/>
          <table:table-cell table:number-columns-repeated="5" table:style-name="ACE-0x7f3e163f03f8"/>
          <table:table-cell table:number-columns-repeated="120" table:style-name="ACE-0x7f3e07380e1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3e07380e1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3e073239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e073120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e0733bf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e10095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e10054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e073691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3e0734b000" style:display-name="TestCase" style:page-layout-name="pl-0x7f3e073239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e0734b1f0" style:display-name="AQA1_TestData" style:page-layout-name="pl-0x7f3e073120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e0734b3e0" style:display-name="AQA2_TestData" style:page-layout-name="pl-0x7f3e0733bf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e0734b5d0" style:display-name="AQA3_TestData" style:page-layout-name="pl-0x7f3e10095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e0734b7c0" style:display-name="AQA4_TestData" style:page-layout-name="pl-0x7f3e10054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e0734b9b0" style:display-name="AQA5_TestData" style:page-layout-name="pl-0x7f3e073691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6:44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